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7in" svg:height="3.5453in" svg:x="2.1555in" svg:y="1.8299in">
            <draw:object draw:notify-on-update-of-ranges="Sheet1.C2:Sheet1.C2 Sheet1.C3:Sheet1.C8 Sheet1.D2:Sheet1.D2 Sheet1.D3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5449in" svg:x="8.7902in" svg:y="1.8929in">
            <draw:object draw:notify-on-update-of-ranges="Sheet1.G3:Sheet1.G7 Sheet1.H2:Sheet1.H2 Sheet1.H3:Sheet1.H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nterpolate2</text:p>
          </table:table-cell>
          <table:covered-table-cell/>
          <table:table-cell table:number-columns-repeated="2"/>
          <table:table-cell office:value-type="string" calcext:value-type="string">
            <text:p>Interpolate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ion</text:p>
          </table:table-cell>
          <table:table-cell office:value-type="string" calcext:value-type="string">
            <text:p>Tiempo (%)</text:p>
          </table:table-cell>
          <table:table-cell table:number-columns-repeated="2"/>
          <table:table-cell office:value-type="string" calcext:value-type="string">
            <text:p>Función</text:p>
          </table:table-cell>
          <table:table-cell office:value-type="string" calcext:value-type="string">
            <text:p>Tiempo(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e2</text:p>
          </table:table-cell>
          <table:table-cell office:value-type="float" office:value="15.95" calcext:value-type="float">
            <text:p>15.95</text:p>
          </table:table-cell>
          <table:table-cell table:number-columns-repeated="2"/>
          <table:table-cell office:value-type="string" calcext:value-type="string">
            <text:p>Interpolate1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ScanLine_m2</text:p>
          </table:table-cell>
          <table:table-cell office:value-type="float" office:value="15.76" calcext:value-type="float">
            <text:p>15.76</text:p>
          </table:table-cell>
          <table:table-cell table:number-columns-repeated="2"/>
          <table:table-cell office:value-type="string" calcext:value-type="string">
            <text:p>ProcessScanLine_m2</text:p>
          </table:table-cell>
          <table:table-cell office:value-type="float" office:value="19.48" calcext:value-type="float">
            <text:p>19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mp</text:p>
          </table:table-cell>
          <table:table-cell office:value-type="float" office:value="13.09" calcext:value-type="float">
            <text:p>13.09</text:p>
          </table:table-cell>
          <table:table-cell table:number-columns-repeated="2"/>
          <table:table-cell office:value-type="string" calcext:value-type="string">
            <text:p>getpixel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pixel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Uint32ToVec4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nt32ToVec4</text:p>
          </table:table-cell>
          <table:table-cell office:value-type="float" office:value="7.13" calcext:value-type="float">
            <text:p>7.13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6.07" calcext:value-type="float">
            <text:p>6.07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8in" svg:height="3.5429in" svg:x="5.3728in" svg:y="0.928in">
            <draw:object draw:notify-on-update-of-ranges="Sheet2.D6:Sheet2.D6 Sheet2.D7:Sheet2.D12 Sheet2.E6:Sheet2.E6 Sheet2.E7:Sheet2.E12 Sheet2.F6:Sheet2.F6 Sheet2.F7:Sheet2.F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Modo3</text:p>
          </table:table-cell>
          <table:covered-table-cell/>
          <table:table-cell/>
        </table:table-row>
        <table:table-row table:style-name="ro1">
          <table:table-cell table:number-columns-repeated="3"/>
          <table:table-cell office:value-type="string" calcext:value-type="string">
            <text:p>Funcion</text:p>
          </table:table-cell>
          <table:table-cell office:value-type="string" calcext:value-type="string">
            <text:p>Con Interpolate2</text:p>
          </table:table-cell>
          <table:table-cell office:value-type="string" calcext:value-type="string">
            <text:p>Con Interpolate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polate</text:p>
          </table:table-cell>
          <table:table-cell office:value-type="float" office:value="15.95" calcext:value-type="float">
            <text:p>15.95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cessScanLine_m2</text:p>
          </table:table-cell>
          <table:table-cell office:value-type="float" office:value="15.76" calcext:value-type="float">
            <text:p>15.76</text:p>
          </table:table-cell>
          <table:table-cell office:value-type="float" office:value="19.48" calcext:value-type="float">
            <text:p>19.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mp</text:p>
          </table:table-cell>
          <table:table-cell office:value-type="float" office:value="13.09" calcext:value-type="float">
            <text:p>1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tpixel</text:p>
          </table:table-cell>
          <table:table-cell office:value-type="float" office:value="11.41" calcext:value-type="float">
            <text:p>11.41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int32ToVec4</text:p>
          </table:table-cell>
          <table:table-cell office:value-type="float" office:value="7.13" calcext:value-type="float">
            <text:p>7.13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p</text:p>
          </table:table-cell>
          <table:table-cell office:value-type="float" office:value="6.07" calcext:value-type="float">
            <text:p>6.07</text:p>
          </table:table-cell>
          <table:table-cell office:value-type="float" office:value="5.79" calcext:value-type="float">
            <text:p>5.79</text:p>
          </table:table-cell>
        </table:table-row>
      </table:table>
      <table:table table:name="Sheet3" table:style-name="ta1">
        <table:shapes>
          <draw:frame draw:z-index="0" draw:style-name="gr1" draw:text-style-name="P1" svg:width="6.2937in" svg:height="3.5453in" svg:x="3.7803in" svg:y="2.1437in">
            <draw:object draw:notify-on-update-of-ranges="Sheet3.F4:Sheet3.F4 Sheet3.F5:Sheet3.F9 Sheet3.G4:Sheet3.G4 Sheet3.G5:Sheet3.G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8.4638in" svg:y="8.1929in">
            <draw:object draw:notify-on-update-of-ranges="Sheet3.D43:Sheet3.I43 Sheet3.D44:Sheet3.I4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Funcion</text:p>
          </table:table-cell>
          <table:table-cell office:value-type="string" calcext:value-type="string">
            <text:p>Tiempo (%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ocessScanLine_m2</text:p>
          </table:table-cell>
          <table:table-cell office:value-type="float" office:value="19.18" calcext:value-type="float">
            <text:p>19.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etpixel</text:p>
          </table:table-cell>
          <table:table-cell office:value-type="float" office:value="17.57" calcext:value-type="float">
            <text:p>17.5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int32ToVec4</text:p>
          </table:table-cell>
          <table:table-cell office:value-type="float" office:value="10.51" calcext:value-type="float">
            <text:p>10.5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terpolateASM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 table:number-rows-repeated="3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SM M2</text:p>
          </table:table-cell>
          <table:table-cell office:value-type="string" calcext:value-type="string">
            <text:p>ASM M3</text:p>
          </table:table-cell>
          <table:table-cell office:value-type="string" calcext:value-type="string">
            <text:p>C M2 Interpolate2</text:p>
          </table:table-cell>
          <table:table-cell office:value-type="string" calcext:value-type="string">
            <text:p>C M2 Interpolate1</text:p>
          </table:table-cell>
          <table:table-cell office:value-type="string" calcext:value-type="string">
            <text:p>C M3 Interpolate2</text:p>
          </table:table-cell>
          <table:table-cell office:value-type="string" calcext:value-type="string">
            <text:p>C M3 Interpolate1</text:p>
          </table:table-cell>
        </table:table-row>
        <table:table-row table:style-name="ro1">
          <table:table-cell table:number-columns-repeated="3"/>
          <table:table-cell office:value-type="float" office:value="44.685" calcext:value-type="float">
            <text:p>44.685</text:p>
          </table:table-cell>
          <table:table-cell office:value-type="float" office:value="51.135" calcext:value-type="float">
            <text:p>51.135</text:p>
          </table:table-cell>
          <table:table-cell office:value-type="float" office:value="90.539" calcext:value-type="float">
            <text:p>90.539</text:p>
          </table:table-cell>
          <table:table-cell office:value-type="float" office:value="59.074" calcext:value-type="float">
            <text:p>59.074</text:p>
          </table:table-cell>
          <table:table-cell office:value-type="float" office:value="111.77" calcext:value-type="float">
            <text:p>111.77</text:p>
          </table:table-cell>
          <table:table-cell office:value-type="float" office:value="110.199" calcext:value-type="float">
            <text:p>110.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15:32.746914565</meta:creation-date>
    <dc:date>2016-05-03T16:53:00.978632866</dc:date>
    <meta:editing-duration>PT3H6M56S</meta:editing-duration>
    <meta:editing-cycles>2</meta:editing-cycles>
    <meta:generator>LibreOffice/4.2.8.2$Linux_X86_64 LibreOffice_project/420m0$Build-2</meta:generator>
    <meta:document-statistic meta:table-count="3" meta:cell-count="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legend chart:legend-position="end" svg:x="13.486cm" svg:y="4.204cm" style:legend-expansion="high" chart:style-name="ch2"/>
        <chart:plot-area chart:style-name="ch3" table:cell-range-address="Sheet1.C2:Sheet1.D8" chart:data-source-has-labels="both" svg:x="0.319cm" svg:y="0.18cm" svg:width="12.848cm" svg:height="8.646cm">
          <chartooo:coordinate-region svg:x="3.93cm" svg:y="0.18cm" svg:width="9.05cm" svg:height="7.999cm"/>
          <chart:axis chart:dimension="x" chart:name="primary-x" chart:style-name="ch4" chartooo:axis-type="auto">
            <chartooo:date-scale/>
            <chart:categories table:cell-range-address="Sheet1.C3:Sheet1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8" chart:label-cell-address="Sheet1.D2:Sheet1.D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%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polate2</text:p>
                <draw:g>
                  <svg:desc>Sheet1.C3:Sheet1.C8</svg:desc>
                </draw:g>
              </table:table-cell>
              <table:table-cell office:value-type="float" office:value="15.95">
                <text:p>15.95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ProcessScanLine_m2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Clamp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getpixel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Uint32ToVec4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6.07">
                <text:p>6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legend chart:legend-position="end" svg:x="13.608cm" svg:y="4.203cm" style:legend-expansion="high" chart:style-name="ch2"/>
        <chart:plot-area chart:style-name="ch3" table:cell-range-address="Sheet1.G2:Sheet1.H7" chart:data-source-has-labels="both" svg:x="0.32cm" svg:y="0.18cm" svg:width="12.968cm" svg:height="8.645cm">
          <chartooo:coordinate-region svg:x="3.931cm" svg:y="0.18cm" svg:width="9.17cm" svg:height="7.998cm"/>
          <chart:axis chart:dimension="x" chart:name="primary-x" chart:style-name="ch4" chartooo:axis-type="auto">
            <chartooo:date-scale/>
            <chart:categories table:cell-range-address="Sheet1.G3:Sheet1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7" chart:label-cell-address="Sheet1.H2:Sheet1.H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%)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polate1</text:p>
                <draw:g>
                  <svg:desc>Sheet1.G3:Sheet1.G7</svg:desc>
                </draw:g>
              </table:table-cell>
              <table:table-cell office:value-type="float" office:value="20.06">
                <text:p>20.06</text:p>
                <draw:g>
                  <svg:desc>Sheet1.H3:Sheet1.H7</svg:desc>
                </draw:g>
              </table:table-cell>
            </table:table-row>
            <table:table-row>
              <table:table-cell office:value-type="string">
                <text:p>ProcessScanLine_m2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getpixel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Uint32ToVec4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5.79">
                <text:p>5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952cm" style:legend-expansion="high" chart:style-name="ch2"/>
        <chart:plot-area chart:style-name="ch3" table:cell-range-address="Sheet2.D6:Sheet2.F12" chart:data-source-has-labels="both" svg:x="0.32cm" svg:y="0.18cm" svg:width="12.091cm" svg:height="8.64cm">
          <chartooo:coordinate-region svg:x="3.931cm" svg:y="0.18cm" svg:width="8.293cm" svg:height="7.993cm"/>
          <chart:axis chart:dimension="x" chart:name="primary-x" chart:style-name="ch4" chartooo:axis-type="auto">
            <chartooo:date-scale/>
            <chart:categories table:cell-range-address="Sheet2.D7:Sheet2.D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7:Sheet2.E12" chart:label-cell-address="Sheet2.E6:Sheet2.E6" chart:class="chart:bar">
            <chart:data-point chart:repeated="6"/>
          </chart:series>
          <chart:series chart:style-name="ch8" chart:values-cell-range-address="Sheet2.F7:Sheet2.F12" chart:label-cell-address="Sheet2.F6:Sheet2.F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Interpolate2</text:p>
                <draw:g>
                  <svg:desc>Sheet2.E6:Sheet2.E6</svg:desc>
                </draw:g>
              </table:table-cell>
              <table:table-cell office:value-type="string">
                <text:p>Con Interpolate1</text:p>
                <draw:g>
                  <svg:desc>Sheet2.F6:Sheet2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polate</text:p>
                <draw:g>
                  <svg:desc>Sheet2.D7:Sheet2.D12</svg:desc>
                </draw:g>
              </table:table-cell>
              <table:table-cell office:value-type="float" office:value="15.95">
                <text:p>15.95</text:p>
                <draw:g>
                  <svg:desc>Sheet2.E7:Sheet2.E12</svg:desc>
                </draw:g>
              </table:table-cell>
              <table:table-cell office:value-type="float" office:value="20.06">
                <text:p>20.06</text:p>
                <draw:g>
                  <svg:desc>Sheet2.F7:Sheet2.F12</svg:desc>
                </draw:g>
              </table:table-cell>
            </table:table-row>
            <table:table-row>
              <table:table-cell office:value-type="string">
                <text:p>ProcessScanLine_m2</text:p>
              </table:table-cell>
              <table:table-cell office:value-type="float" office:value="15.76">
                <text:p>15.76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Clamp</text:p>
              </table:table-cell>
              <table:table-cell office:value-type="float" office:value="13.09">
                <text:p>13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tpixel</text:p>
              </table:table-cell>
              <table:table-cell office:value-type="float" office:value="11.41">
                <text:p>11.41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Uint32ToVec4</text:p>
              </table:table-cell>
              <table:table-cell office:value-type="float" office:value="7.13">
                <text:p>7.1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6.07">
                <text:p>6.07</text:p>
              </table:table-cell>
              <table:table-cell office:value-type="float" office:value="5.79">
                <text:p>5.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legend chart:legend-position="end" svg:x="13.486cm" svg:y="4.204cm" style:legend-expansion="high" chart:style-name="ch2"/>
        <chart:plot-area chart:style-name="ch3" table:cell-range-address="Sheet3.F4:Sheet3.G9" chart:data-source-has-labels="both" svg:x="0.319cm" svg:y="0.18cm" svg:width="12.848cm" svg:height="8.646cm">
          <chartooo:coordinate-region svg:x="3.93cm" svg:y="0.18cm" svg:width="9.05cm" svg:height="7.999cm"/>
          <chart:axis chart:dimension="x" chart:name="primary-x" chart:style-name="ch4" chartooo:axis-type="auto">
            <chartooo:date-scale/>
            <chart:categories table:cell-range-address="Sheet3.F5:Sheet3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G5:Sheet3.G9" chart:label-cell-address="Sheet3.G4:Sheet3.G4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%)</text:p>
                <draw:g>
                  <svg:desc>Sheet3.G4:Sheet3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cessScanLine_m2</text:p>
                <draw:g>
                  <svg:desc>Sheet3.F5:Sheet3.F9</svg:desc>
                </draw:g>
              </table:table-cell>
              <table:table-cell office:value-type="float" office:value="19.18">
                <text:p>19.18</text:p>
                <draw:g>
                  <svg:desc>Sheet3.G5:Sheet3.G9</svg:desc>
                </draw:g>
              </table:table-cell>
            </table:table-row>
            <table:table-row>
              <table:table-cell office:value-type="string">
                <text:p>getpixel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Uint32ToVec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InterpolateASM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9.36">
                <text:p>9.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D43:Sheet3.I44" chart:data-source-has-labels="row" svg:x="0.32cm" svg:y="0.18cm" svg:width="15.36cm" svg:height="8.64cm">
          <chartooo:coordinate-region svg:x="3.296cm" svg:y="0.18cm" svg:width="12.104cm" svg:height="7.993cm"/>
          <chart:axis chart:dimension="x" chart:name="primary-x" chart:style-name="ch3" chartooo:axis-type="auto">
            <chartooo:date-scale/>
            <chart:categories table:cell-range-address="Sheet3.D43:Sheet3.I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D44:Sheet3.I44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 M2</text:p>
                <draw:g>
                  <svg:desc>Sheet3.D43:Sheet3.I43</svg:desc>
                </draw:g>
              </table:table-cell>
              <table:table-cell office:value-type="string">
                <text:p>ASM M3</text:p>
              </table:table-cell>
              <table:table-cell office:value-type="string">
                <text:p>C M2 Interpolate2</text:p>
              </table:table-cell>
              <table:table-cell office:value-type="string">
                <text:p>C M2 Interpolate1</text:p>
              </table:table-cell>
              <table:table-cell office:value-type="string">
                <text:p>C M3 Interpolate2</text:p>
              </table:table-cell>
              <table:table-cell office:value-type="string">
                <text:p>C M3 Interpolate1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44.685">
                <text:p>44.685</text:p>
                <draw:g>
                  <svg:desc>Sheet3.D44:Sheet3.I44</svg:desc>
                </draw:g>
              </table:table-cell>
              <table:table-cell office:value-type="float" office:value="51.135">
                <text:p>51.135</text:p>
              </table:table-cell>
              <table:table-cell office:value-type="float" office:value="90.539">
                <text:p>90.539</text:p>
              </table:table-cell>
              <table:table-cell office:value-type="float" office:value="59.074">
                <text:p>59.074</text:p>
              </table:table-cell>
              <table:table-cell office:value-type="float" office:value="111.77">
                <text:p>111.77</text:p>
              </table:table-cell>
              <table:table-cell office:value-type="float" office:value="110.199">
                <text:p>110.1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